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58715" officeooo:paragraph-rsid="00158715"/>
    </style:style>
    <style:style style:name="P2" style:family="paragraph" style:parent-style-name="Standard">
      <style:paragraph-properties fo:text-align="justify" style:justify-single-word="false"/>
      <style:text-properties officeooo:rsid="0015f0ce" officeooo:paragraph-rsid="0015f0ce"/>
    </style:style>
    <style:style style:name="P3" style:family="paragraph" style:parent-style-name="Standard">
      <style:paragraph-properties fo:text-align="justify" style:justify-single-word="false"/>
      <style:text-properties officeooo:rsid="0017863b" officeooo:paragraph-rsid="0017863b"/>
    </style:style>
    <style:style style:name="P4" style:family="paragraph" style:parent-style-name="Standard">
      <style:paragraph-properties fo:text-align="justify" style:justify-single-word="false"/>
      <style:text-properties officeooo:rsid="0017863b" officeooo:paragraph-rsid="0017cda4"/>
    </style:style>
    <style:style style:name="P5" style:family="paragraph" style:parent-style-name="Standard">
      <style:paragraph-properties fo:text-align="justify" style:justify-single-word="false"/>
      <style:text-properties officeooo:rsid="0017cda4" officeooo:paragraph-rsid="0017cda4"/>
    </style:style>
    <style:style style:name="P6" style:family="paragraph" style:parent-style-name="Standard">
      <style:paragraph-properties fo:text-align="justify" style:justify-single-word="false"/>
      <style:text-properties officeooo:rsid="0019baee" officeooo:paragraph-rsid="0019baee"/>
    </style:style>
    <style:style style:name="P7" style:family="paragraph" style:parent-style-name="Standard">
      <style:paragraph-properties fo:text-align="justify" style:justify-single-word="false"/>
      <style:text-properties officeooo:rsid="0017863b" officeooo:paragraph-rsid="0017cda4"/>
    </style:style>
    <style:style style:name="P8" style:family="paragraph" style:parent-style-name="Standard">
      <style:paragraph-properties fo:text-align="justify" style:justify-single-word="false"/>
      <style:text-properties officeooo:rsid="0017863b" officeooo:paragraph-rsid="0019baee"/>
    </style:style>
    <style:style style:name="T1" style:family="text">
      <style:text-properties officeooo:rsid="0017cda4"/>
    </style:style>
    <style:style style:name="T2" style:family="text">
      <style:text-properties officeooo:rsid="0019a805"/>
    </style:style>
    <style:style style:name="T3" style:family="text">
      <style:text-properties officeooo:rsid="0019baee"/>
    </style:style>
    <style:style style:name="T4" style:family="text">
      <style:text-properties officeooo:rsid="001ac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s présentations « moi » :</text:p>
      <text:p text:style-name="P1"/>
      <text:p text:style-name="P1">1) Qui suis-je ?</text:p>
      <text:p text:style-name="P1"/>
      <text:p text:style-name="P1"><text:tab/>Je m’appelle Anthony Verdon, j’ai 17 ans et je suis actuellement en terminal générale, avec les spécialités NSI et maths ainsi que les options PAA et maths expert, au lycée Notre-Dame à Fontenay-le-Comte, en Vendée. </text:p>
      <text:p text:style-name="P1"/>
      <text:p text:style-name="P1">2) Quel est mon projet d’étude ?</text:p>
      <text:p text:style-name="P1"/>
      <text:p text:style-name="P1"><text:tab/>J’aimerai travailler dans l’informatique, dans la branche développement. Je suis encore jeune donc j’expérimente le plus de choses possibles, et vous pouvez voir dans la partie « projets » ce à quoi je me suis adonner. Mon but est de continuer d’essayer pour comprendre le plus de choses possibles en informatique, car je pense qu’une personne travaillant dans ce domaine se doit d’être multi-fonctions.</text:p>
      <text:p text:style-name="P1"/>
      <text:p text:style-name="P1">3) Quelles sont mes passions ?</text:p>
      <text:p text:style-name="P1"><text:tab/></text:p>
      <text:p text:style-name="P1"><text:tab/>Bien sûr, j’aime programmer, sinon je n’aurais pas choisi cette voie. Ensuite, j’aime beaucoup la musique, la lecture ou encore les jeux-vidéos, comme beaucoup de personnes de mon âge. Ces passe-temps me permettent de me relaxer tout en agrandissant ma culture personnelle, ainsi que mon anglais ou globalement ma syntaxe pour la musique et la lecture, et ma logique pour les jeux-vidéos.Enfin, quelque chose de plus inhabituel à mon âge je pense, et surtout au vu de mon projet d’étude, c’est que j’aime jardiner. C’est aussi une façon de me relaxer, et ça me force à être régulier et persévérant dans mon travail pour obtenir des résultats. </text:p>
      <text:p text:style-name="P1"/>
      <text:p text:style-name="P3">Présentations projets :</text:p>
      <text:p text:style-name="P3"/>
      <text:p text:style-name="P3">1) convertisseur <text:span text:style-name="T1">de bases</text:span></text:p>
      <text:p text:style-name="P3"/>
      <text:p text:style-name="P4"><text:tab/>J’ai réalisé ce projet en 1ère pour l’école, je devais être capable de convertir un nombre entre les bases 2, 10 et 16. J’ai donc appliqué la technique de conversion <text:span text:style-name="T2">d’un nombre de n’importe quelle base vers la base 10, puis j’ai fait la technique de conversion vers la base 2 et 16. Ainsi, je pouvais aussi convertir vers toutes les autres bases aussi très facilement. C’était mon premier gros projet, et comme je débutais, j’ai beaucoup appris avec et j’en étais très fier.</text:span></text:p>
      <text:p text:style-name="P4"/>
      <text:p text:style-name="P4"><text:tab/><text:span text:style-name="T3">Langage utilisé : python</text:span></text:p>
      <text:p text:style-name="P4"/>
      <text:p text:style-name="P5">2) jeu de la vie</text:p>
      <text:p text:style-name="P5"/>
      <text:p text:style-name="P5"><text:tab/><text:span text:style-name="T2">J’ai réalisé ce projet en terminal pour l’école. Je devais recréer le jeu de la vie de John Horton Conway ( si vous voulez en apprendre plus : </text:span><text:a xlink:type="simple" xlink:href="https://fr.wikipedia.org/wiki/Jeu_de_la_vie" text:style-name="Internet_20_link" text:visited-style-name="Visited_20_Internet_20_Link"><text:span text:style-name="T2">https://fr.wikipedia.org/wiki/Jeu_de_la_vie</text:span></text:a><text:span text:style-name="T2"> ). Le projet était très intéressant mais avec ma petite expérience quand je l’ai réalisé, je n’ai pas appris grand-chose de nouveau et je l’ai réalisé assez vite. C’est pour cela que je me suis lancé pour apprendre le Tkinter, un module python permettant l’affichage graphique. C’est surtout sur cette partie que je me suis amusé, en réalisant toutes les idées qui me passait par la tête ( un bouton pause <text:s/>dans la modification, un menu où l’on peut choisir quelle forme initiale choisir ainsi que le nombre de tour et la vitesse de l’animation, et un système d’erreur pour éviter que le programme ne fonctionne pas ). </text:span></text:p>
      <text:p text:style-name="P5"/>
      <text:p text:style-name="P8"><text:span text:style-name="T3"><text:tab/>Langage utilisé : python ( avec le module Tkinter )</text:span></text:p>
      <text:p text:style-name="P8"/>
      <text:p text:style-name="P6"><text:soft-page-break/>3) Portfolio</text:p>
      <text:p text:style-name="P6"/>
      <text:p text:style-name="P6"><text:tab/>Mon 3ème gros projet a été ce portfolio. C’est mon premier site internet, et j’ai essayé de le rendre le plus ergonomique et beau dans l’idée qu’un recruteur puisse le voir un jour. Il m’a permis de mettre en pratique mes connaissances en HTML, CSS et un peu de JavaScript, et de découvrir de nouvelles choses. <text:span text:style-name="T4">C’est aussi un projet dont je suis fier, car je l’ai réalisé de A à Z, même les images. </text:span>Il sera mis à jour à chaque nouveau projet. </text:p>
      <text:p text:style-name="P6"/>
      <text:p text:style-name="P6"><text:tab/>Langage utilisé : HTML, CSS et JavaScript</text:p>
      <text:p text:style-name="P6"/>
      <text:p text:style-name="P6">Projets à venir :</text:p>
      <text:p text:style-name="P6"><text:tab/>- création et résolution de labyrinthe en python</text:p>
      <text:p text:style-name="P6"><text:tab/>- petit jeu avec phase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6T01:49:37.385000000</meta:creation-date>
    <dc:date>2022-02-16T19:28:48.635000000</dc:date>
    <meta:editing-duration>PT18M28S</meta:editing-duration>
    <meta:editing-cycles>4</meta:editing-cycles>
    <meta:generator>LibreOffice/6.0.6.2$Windows_X86_64 LibreOffice_project/0c292870b25a325b5ed35f6b45599d2ea4458e77</meta:generator>
    <meta:document-statistic meta:table-count="0" meta:image-count="0" meta:object-count="0" meta:page-count="2" meta:paragraph-count="21" meta:word-count="586" meta:character-count="3392" meta:non-whitespace-character-count="2809"/>
  </office:meta>
</office:document-meta>
</file>